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perset?_1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gnature</text:p>
          </table:table-cell>
          <table:table-cell table:style-name="Default" office:value-type="string" calcext:value-type="string">
            <text:p>Semantic Superset</text:p>
          </table:table-cell>
          <table:table-cell table:style-name="Default" office:value-type="string" calcext:value-type="string">
            <text:p>Complete Super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Default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7-04T13:01:17.077980404</dc:date>
    <meta:editing-duration>PT2H30M15S</meta:editing-duration>
    <meta:editing-cycles>1</meta:editing-cycles>
    <meta:document-statistic meta:table-count="1" meta:cell-count="4004" meta:object-count="0"/>
  </office:meta>
</office:document-meta>
</file>